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600000369CF7598E81CF08263.png" manifest:media-type="image/png"/>
  <manifest:file-entry manifest:full-path="Pictures/10000001000003F400000384BD8D5DC9A47E599A.png" manifest:media-type="image/png"/>
  <manifest:file-entry manifest:full-path="Pictures/10000001000004C5000003885D77B8665DE390A3.png" manifest:media-type="image/png"/>
  <manifest:file-entry manifest:full-path="Pictures/10000001000004AE000003915F579C9CCBE052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as-char" svg:width="17cm" svg:height="12.144cm" draw:z-index="0"><draw:image xlink:href="Pictures/10000001000004C600000369CF7598E81CF08263.png" xlink:type="simple" xlink:show="embed" xlink:actuate="onLoad" draw:mime-type="image/png"/></draw:frame></text:p>
      <text:p text:style-name="Standard"/>
      <text:p text:style-name="Standard"><text:soft-page-break/><draw:frame draw:style-name="fr1" draw:name="Image2" text:anchor-type="as-char" svg:width="17cm" svg:height="15.118cm" draw:z-index="1"><draw:image xlink:href="Pictures/10000001000003F400000384BD8D5DC9A47E599A.png" xlink:type="simple" xlink:show="embed" xlink:actuate="onLoad" draw:mime-type="image/png"/></draw:frame></text:p>
      <text:p text:style-name="Standard"/>
      <text:p text:style-name="Standard"><text:soft-page-break/><draw:frame draw:style-name="fr1" draw:name="Image3" text:anchor-type="as-char" svg:width="17cm" svg:height="12.585cm" draw:z-index="2"><draw:image xlink:href="Pictures/10000001000004C5000003885D77B8665DE390A3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4" text:anchor-type="as-char" svg:width="17cm" svg:height="12.956cm" draw:z-index="3"><draw:image xlink:href="Pictures/10000001000004AE000003915F579C9CCBE052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16:22:33.123000000</meta:creation-date>
    <dc:date>2023-10-24T16:27:56.634000000</dc:date>
    <meta:editing-duration>PT1M20S</meta:editing-duration>
    <meta:editing-cycles>1</meta:editing-cycles>
    <meta:document-statistic meta:table-count="0" meta:image-count="4" meta:object-count="0" meta:page-count="4" meta:paragraph-count="4" meta:word-count="0" meta:character-count="0" meta:non-whitespace-character-count="0"/>
    <meta:generator>LibreOffice/7.4.2.3$Windows_X86_64 LibreOffice_project/382eef1f22670f7f4118c8c2dd222ec7ad009daf</meta:generator>
  </office:meta>
</office:document-meta>
</file>